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1.251cm" fo:margin-right="0cm" fo:text-indent="0cm" style:auto-text-indent="false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26pt" style:font-size-asian="26pt" style:font-size-complex="26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size="18pt" style:font-size-asian="18pt" style:font-size-complex="18pt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cja</text:p>
      <text:p text:style-name="Standard"/>
      <text:p text:style-name="Standard">autor: <text:span text:style-name="T2">Sonia Pawluk</text:span></text:p>
      <text:p text:style-name="Standard">indeks: <text:span text:style-name="T2">299 385</text:span></text:p>
      <text:p text:style-name="P8"/>
      <text:p text:style-name="Standard"/>
      <text:p text:style-name="P2">PROJEKTOWANIE MIASTA</text:p>
      <text:p text:style-name="P3">język programowania: Python</text:p>
      <text:p text:style-name="P3">użyte moduły: turtle, os, pickle </text:p>
      <text:p text:style-name="P3"/>
      <text:p text:style-name="P3"/>
      <text:p text:style-name="Standard"/>
      <text:p text:style-name="Standard">Celem mojego projektu jest umożliwienie projektowania miasta lub innego obszaru. W projekcie można umieszczać kable, rury, drogi, budynki i tereny zielone. Obszar jak i poszczególne obiekty są zdefiniowane za pomocą współrzędnych na mapie. Mogą one być dowolne, można przyjąć, że mają odzwierciedlenie w rzeczywistości.</text:p>
      <text:p text:style-name="Standard"/>
      <text:p text:style-name="Standard">Kod jest podzielony na parę plików dla przejrzystości.</text:p>
      <text:p text:style-name="Standard"/>
      <text:list xml:id="list6632643835319456669" text:style-name="L1">
        <text:list-item>
          <text:p text:style-name="P9">projektowanie.py</text:p>
        </text:list-item>
      </text:list>
      <text:p text:style-name="Standard"/>
      <text:list xml:id="list7412213669867266885" text:style-name="L2">
        <text:list-item>
          <text:p text:style-name="P10">klasa <text:s/><text:span text:style-name="T2">DESIGN</text:span></text:p>
        </text:list-item>
      </text:list>
      <text:p text:style-name="Standard"><text:tab/></text:p>
      <text:p text:style-name="P6"><text:tab/>Odpowiedzialna za projektowanie obszaru. Przyjmuje w konstruktorze obiekt area i od razu go rysuje oraz uruchamia funkcje umożliwiające interaktywne wydawanie poleceń. Możemy dodać nowy obiekt do obszaru, usunąć obiekt, uzyskać informacje o obiekcie oraz zapisać nasz projekt. W konstruktorze możemy również podać skalę, w której chcemy, żeby projekt był wyświetlany. Najczęściej chcemy żeby cały obszar zmieścił się na ekranie dla wygody projektowania.</text:p>
      <text:p text:style-name="P1"/>
      <text:list xml:id="list33690374" text:continue-list="list6632643835319456669" text:style-name="L1">
        <text:list-item>
          <text:p text:style-name="P9">obszar.py</text:p>
        </text:list-item>
      </text:list>
      <text:p text:style-name="Standard"/>
      <text:list xml:id="list236099487055124495" text:style-name="L3">
        <text:list-item>
          <text:p text:style-name="P11">klasa <text:s/><text:span text:style-name="T2">AREA</text:span></text:p>
        </text:list-item>
      </text:list>
      <text:p text:style-name="Standard"/>
      <text:p text:style-name="P5"><text:tab/>Klasa reprezentująca nasz obszar. Przyjmuje w konstruktorze współrzędne oraz słowniki zawierające każdego rodzaju obiekty. Kluczem w tych słownikach są nazwy tych obiektów by łatwo było można je wyszukać. Klasa area posiada metodę rysującą obszar wraz z siatką terenu i zaznaczonymi współrzędnymi. Siatka jest rysowana jedynie do punktów naszego obszaru najbardziej wysuniętych na wschód, zachód, północ i południe. Obraz jest również wyrównywany tak, aby wyświetlał się na środku ekranu.</text:p>
      <text:p text:style-name="Standard"/>
      <text:list xml:id="list33705481" text:continue-list="list33690374" text:style-name="L1">
        <text:list-item>
          <text:p text:style-name="P9">obiekt.py</text:p>
        </text:list-item>
      </text:list>
      <text:p text:style-name="Standard"/>
      <text:list xml:id="list8480438768450125991" text:style-name="L4">
        <text:list-item>
          <text:p text:style-name="P12">klasa <text:s/><text:span text:style-name="T2">AREA_OBJECT</text:span></text:p>
        </text:list-item>
      </text:list>
      <text:p text:style-name="Standard"/>
      <text:p text:style-name="P5"><text:tab/>Klasa szablonowa zawierająca współrzędne i nazwę obiektu. Do rysowanie obiektu i wypisywania informacji o nim używałam <text:span text:style-name="T1">metody szablonowej</text:span>. Rysowanie każdego obiektu wygląda podobnie. Najpierw musimy ustawić kolor i grubość pióra oraz kolor wypełnienia. <text:soft-page-break/>Dla każdego obiektu te parametry będą się różnić, więc klasy, które dziedziczą z area_object implementują metodę set_color_and_width. Później przejście po współrzędnych wygląda tak samo dla każdego obiektu, ale na samym końcu dla obiektów nieregularnych musimy dodatkowo wrócić do pierwszej współrzędnej i zakończyć wypełnianie kolorem. Do tego służy metoda final_action.</text:p>
      <text:p text:style-name="P5"><text:tab/>Podobnie sprawa się ma z metodą info. Najpierw wyświetlane są najważniejsze atrybuty, czyli nazwa i współrzędne, a potem metoda more_info wypisuje inne informacje, których ilość i rodzaj różni się dla poszczególnych obiektów.</text:p>
      <text:p text:style-name="P5"/>
      <text:list xml:id="list33710990" text:continue-list="list33705481" text:style-name="L1">
        <text:list-item>
          <text:p text:style-name="P9">podłuzne_obiekty.py</text:p>
        </text:list-item>
      </text:list>
      <text:p text:style-name="Standard"/>
      <text:list xml:id="list6252092968866450471" text:style-name="L5">
        <text:list-item>
          <text:p text:style-name="P13">klasa <text:s/><text:span text:style-name="T2">LONG_OBJECT</text:span>- Reprezentuje obiekty w kształcie łamanej otwartej.</text:p>
        </text:list-item>
      </text:list>
      <text:p text:style-name="Standard"/>
      <text:list xml:id="list33685378" text:continue-numbering="true" text:style-name="L5">
        <text:list-item>
          <text:p text:style-name="P13">klasa <text:s/><text:span text:style-name="T2">PIPE</text:span>- Rury możemy podzielić na te, które zawierają gaz, wodę lub ścieki.</text:p>
          <text:p text:style-name="P13"/>
        </text:list-item>
        <text:list-item>
          <text:p text:style-name="P13">klasa <text:s/><text:span text:style-name="T2">CABLE</text:span>- kable</text:p>
          <text:p text:style-name="P13"/>
        </text:list-item>
        <text:list-item>
          <text:p text:style-name="P13">klasa <text:s/><text:span text:style-name="T2">ROAD</text:span>- Możemy ustawić dowolnie szerokość drogi oraz czy będzie ona twarda czy gruntowa</text:p>
        </text:list-item>
      </text:list>
      <text:p text:style-name="Standard"/>
      <text:p text:style-name="Standard"><text:tab/></text:p>
      <text:list xml:id="list33703304" text:continue-list="list33710990" text:style-name="L1">
        <text:list-item>
          <text:p text:style-name="P9">nieregularne_obiekty.py</text:p>
        </text:list-item>
      </text:list>
      <text:p text:style-name="Standard"/>
      <text:list xml:id="list2632374840587409878" text:style-name="L6">
        <text:list-item>
          <text:p text:style-name="P14">klasa <text:s/><text:span text:style-name="T2">IRREGULAR_OBJECT</text:span>- Reprezentuje obiekty w kształcie łamanej zamkniętej</text:p>
        </text:list-item>
        <text:list-item>
          <text:p text:style-name="P14">klasa <text:s/><text:span text:style-name="T2">GREEN_AREA</text:span>- tereny zielone.</text:p>
        </text:list-item>
        <text:list-item>
          <text:p text:style-name="P14">klasa <text:s/><text:span text:style-name="T2">BUILDING</text:span>- budynki są podzielone ze względu na przeznaczenie. Mogą być mieszkalne, publiczne, komercyjne lub edukacyjne.</text:p>
        </text:list-item>
        <text:list-item>
          <text:p text:style-name="P14"/>
        </text:list-item>
      </text:list>
      <text:list xml:id="list33707910" text:continue-list="list33703304" text:style-name="L1">
        <text:list-item>
          <text:p text:style-name="P9">dane.py</text:p>
        </text:list-item>
      </text:list>
      <text:p text:style-name="Standard"/>
      <text:p text:style-name="P5"><text:tab/>W pliku dane umieściłam słowniki stanowiące o tym jaki kolor powinny mieć obiekty w zależności od atrybutów.</text:p>
      <text:p text:style-name="P5"><text:tab/>Możemy tam znaleźć również globalne funkcje, które przydały mi się podczas tworzenia programu.</text:p>
      <text:p text:style-name="P5"/>
      <text:list xml:id="list33693780" text:continue-numbering="true" text:style-name="L1">
        <text:list-item>
          <text:p text:style-name="P9">start.py</text:p>
        </text:list-item>
      </text:list>
      <text:p text:style-name="Standard"/>
      <text:p text:style-name="P7"><text:tab/><text:span text:style-name="T3">Skompilowana wersja pliku start.py to mój ostateczny program. Implementuje on interaktywne rozpoczęcie projektu. Możemy rozpocząć projekt wczytując już istniejący lub podając własne współrzędne obszaru, który chcemy zaprojektować.</text:span></text:p>
      <text:p text:style-name="P16"/>
      <text:p text:style-name="P16"/>
      <text:p text:style-name="P17">PODSMOWANIE</text:p>
      <text:list xml:id="list520415655575660290" text:style-name="L7">
        <text:list-item>
          <text:p text:style-name="P15">Wszystkie fragmenty kodu zostały napisane przeze mnie.</text:p>
        </text:list-item>
        <text:list-item>
          <text:p text:style-name="P15">Do programu dołączyłam przykładowy projekt o nazwie przykład.txt.</text:p>
        </text:list-item>
        <text:list-item>
          <text:p text:style-name="P15">Zadbałam o to, by w każdym momencie projektowanie można było cofnąć się do poprzedniego momentu oraz żeby program był zabezpieczony przed wpisaniem błędnych <text:soft-page-break/>danych lub nieznanych poleceń.</text:p>
        </text:list-item>
        <text:list-item>
          <text:p text:style-name="P15">Ekran jest często czyszczony dla przejrzystości, ale zadbałam o to, aby użytkownik zdążył przeczytać komunikaty. Użyłam do tego funkcji wait() (dane.py).</text:p>
        </text:list-item>
        <text:list-item>
          <text:p text:style-name="P15">Do zapisu i odczytu plików użyłam moduły pickle. W tym celu większość obiektów posiada funkcję __getinitargs__().</text:p>
        </text:list-item>
        <text:list-item>
          <text:p text:style-name="P15">Do rysowania planu wybrałam moduł turtle, ponieważ jest łatwy w obsłudze i udostępnia wiele przydatnych metod jak np. onscreenclick czy undo(). Wygodnie operuje się kolorami, ustawianiem grubości i poruszaniem żółwi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nia Pawluk</meta:initial-creator>
    <meta:creation-date>2018-06-21T23:09:19.53</meta:creation-date>
    <dc:date>2018-06-22T13:50:31.72</dc:date>
    <dc:creator>Sonia Pawluk</dc:creator>
    <meta:editing-duration>PT3H36M30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3" meta:paragraph-count="41" meta:word-count="582" meta:character-count="4189"/>
  </office:meta>
</office:document-meta>
</file>